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14" table:default-cell-style-name="Default"/>
        <table:table-row table:style-name="ro1">
          <table:table-cell office:value-type="float" office:value="13">
            <text:p>13</text:p>
          </table:table-cell>
          <table:table-cell office:value-type="float" office:value="163.7359">
            <text:p>163,7359</text:p>
          </table:table-cell>
          <table:table-cell table:formula="of:=AVERAGE([.B1:.B36])" office:value-type="float" office:value="40.9244750725361">
            <text:p>40,9244750725</text:p>
          </table:table-cell>
          <table:table-cell office:value-type="float" office:value="85">
            <text:p>85</text:p>
          </table:table-cell>
          <table:table-cell/>
          <table:table-cell office:value-type="float" office:value="13">
            <text:p>13</text:p>
          </table:table-cell>
          <table:table-cell office:value-type="float" office:value="108.19559">
            <text:p>108,19559</text:p>
          </table:table-cell>
          <table:table-cell table:formula="of:=AVERAGE([.G1:.G36])" office:value-type="float" office:value="11.4950512610194">
            <text:p>11,495051261</text:p>
          </table:table-cell>
          <table:table-cell office:value-type="float" office:value="30">
            <text:p>30</text:p>
          </table:table-cell>
          <table:table-cell/>
          <table:table-cell office:value-type="float" office:value="14">
            <text:p>14</text:p>
          </table:table-cell>
          <table:table-cell office:value-type="float" office:value="171.9369">
            <text:p>171,9369</text:p>
          </table:table-cell>
          <table:table-cell table:formula="of:=AVERAGE([.L1:.L36])" office:value-type="float" office:value="49.7682184876556">
            <text:p>49,7682184877</text:p>
          </table:table-cell>
          <table:table-cell office:value-type="string">
            <text:p>multi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1.6826">
            <text:p>161,6826</text:p>
          </table:table-cell>
          <table:table-cell table:formula="of:=AVERAGE([.B2:.B36])" office:value-type="float" office:value="37.4155772174657">
            <text:p>37,4155772175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4.0103844444">
            <text:p>94,0103844444</text:p>
          </table:table-cell>
          <table:table-cell table:formula="of:=AVERAGE([.G2:.G36])" office:value-type="float" office:value="8.73217872562">
            <text:p>8,7321787256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71.3836">
            <text:p>171,3836</text:p>
          </table:table-cell>
          <table:table-cell table:formula="of:=AVERAGE([.L2:.L36])" office:value-type="float" office:value="46.27768473016">
            <text:p>46,27768473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1.0841">
            <text:p>161,084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41.884775">
            <text:p>41,884775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170.38">
            <text:p>170,3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0.815">
            <text:p>160,81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26.5645971429">
            <text:p>26,5645971429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68.9414">
            <text:p>168,941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3.76166">
            <text:p>153,76166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5.6766766667">
            <text:p>15,6766766667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65.75493">
            <text:p>165,7549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2.6398">
            <text:p>152,6398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13.5227975">
            <text:p>13,5227975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64.8115">
            <text:p>164,811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.65784">
            <text:p>89,6578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3.17898">
            <text:p>13,17898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39.7149222222">
            <text:p>139,714922222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5.69029">
            <text:p>85,69029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3.0373333333">
            <text:p>13,0373333333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0.34188">
            <text:p>110,3418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.66676">
            <text:p>79,66676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2.5858675">
            <text:p>12,5858675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09.48284">
            <text:p>109,4828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6.35644">
            <text:p>66,35644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7.8809733333">
            <text:p>7,8809733333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01.843331">
            <text:p>101,8433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.4551777778">
            <text:p>56,4551777778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6.433142">
            <text:p>6,43314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99.92053">
            <text:p>99,9205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9.429747">
            <text:p>49,429747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5.0102525">
            <text:p>5,010252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81.84524">
            <text:p>81,8452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.403966">
            <text:p>15,403966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4.96391">
            <text:p>4,96391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6.70452">
            <text:p>16,7045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0778666667">
            <text:p>10,0778666667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4.78827">
            <text:p>4,78827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3.6316833333">
            <text:p>13,631683333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.8690325">
            <text:p>9,8690325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4.7002375">
            <text:p>4,7002375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3.095804">
            <text:p>13,09580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.0124666667">
            <text:p>8,0124666667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4.3609125">
            <text:p>4,360912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0.6479114286">
            <text:p>10,647911428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124076">
            <text:p>7,124076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.2425">
            <text:p>4,2425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9.69345">
            <text:p>9,6934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697645">
            <text:p>5,697645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4.0529771429">
            <text:p>4,0529771429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9.24414">
            <text:p>9,2441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6496133333">
            <text:p>5,649613333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.82151">
            <text:p>3,82151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9.1336">
            <text:p>9,133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1422466667">
            <text:p>5,1422466667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3.650618">
            <text:p>3,650618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8.11648">
            <text:p>8,1164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.2671666667">
            <text:p>4,2671666667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.5929833333">
            <text:p>3,5929833333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6.73512">
            <text:p>6,7351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8412">
            <text:p>3,8412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.50552">
            <text:p>3,5055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.0845416667">
            <text:p>6,084541666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199">
            <text:p>3,5199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.27772">
            <text:p>3,27772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5.3509966667">
            <text:p>5,350996666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8609825">
            <text:p>2,8609825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.9150166667">
            <text:p>2,9150166667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5.3250985714">
            <text:p>5,325098571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8100875">
            <text:p>2,810087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.9260475">
            <text:p>1,926047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5.2824575">
            <text:p>5,282457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01405">
            <text:p>2,70140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.7666733333">
            <text:p>1,7666733333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.3575033333">
            <text:p>4,357503333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2342066667">
            <text:p>2,2342066667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.6633933333">
            <text:p>1,6633933333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3.5099666667">
            <text:p>3,509966666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5911866667">
            <text:p>1,5911866667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.4961833333">
            <text:p>1,4961833333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.9358525">
            <text:p>2,935852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50274">
            <text:p>1,5027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.1160033333">
            <text:p>1,116003333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.0015333333">
            <text:p>2,00153333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.7339066667">
            <text:p>1,733906666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.7142266667">
            <text:p>1,714226666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Planilha2" table:style-name="ta1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Planilha1.A1:Planilha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4-06-26T12:07:48</meta:creation-date>
    <dc:date>2014-06-26T12:22:52</dc:date>
    <dc:creator>victor </dc:creator>
    <meta:editing-duration>P0D</meta:editing-duration>
    <meta:editing-cycles>1</meta:editing-cycles>
    <meta:document-statistic meta:table-count="3" meta:cell-count="225" meta:object-count="0"/>
    <meta:generator>LibreOffice/3.5$Linux_X86_64 LibreOffice_project/350m1$Build-2</meta:generator>
  </office:meta>
</office:document-meta>
</file>